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Client Unit">
        <table:table-row>
          <table:table-cell office:value-type="string">
            <text:p>Legal_Entity</text:p>
          </table:table-cell>
          <table:table-cell office:value-type="string">
            <text:p>Division</text:p>
          </table:table-cell>
          <table:table-cell office:value-type="string">
            <text:p>Category</text:p>
          </table:table-cell>
          <table:table-cell office:value-type="string">
            <text:p>Geography_Level</text:p>
          </table:table-cell>
          <table:table-cell office:value-type="string">
            <text:p>Unit_Location</text:p>
          </table:table-cell>
          <table:table-cell office:value-type="string">
            <text:p>Unit_Code</text:p>
          </table:table-cell>
          <table:table-cell office:value-type="string">
            <text:p>Unit_Name</text:p>
          </table:table-cell>
          <table:table-cell office:value-type="string">
            <text:p>Unit_Address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Postal_Code</text:p>
          </table:table-cell>
          <table:table-cell office:value-type="string">
            <text:p>Domain</text:p>
          </table:table-cell>
          <table:table-cell office:value-type="string">
            <text:p>Organization</text:p>
          </table:table-cell>
          <table:table-cell office:value-type="string">
            <text:p>Error Description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01</text:p>
          </table:table-cell>
          <table:table-cell office:value-type="string">
            <text:p>ABC LE 01 Unit 01</text:p>
          </table:table-cell>
          <table:table-cell office:value-type="string">
            <text:p>ABC LE 01 Address 01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16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01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01</text:p>
          </table:table-cell>
          <table:table-cell office:value-type="string">
            <text:p>ABC LE 01 Unit 02</text:p>
          </table:table-cell>
          <table:table-cell office:value-type="string">
            <text:p>ABC LE 01 Address 02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17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01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03</text:p>
          </table:table-cell>
          <table:table-cell office:value-type="string">
            <text:p>ABC LE 01 Unit 03</text:p>
          </table:table-cell>
          <table:table-cell office:value-type="string">
            <text:p>ABC LE 01 Address 03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18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03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04</text:p>
          </table:table-cell>
          <table:table-cell office:value-type="string">
            <text:p>ABC LE 01 Unit 04</text:p>
          </table:table-cell>
          <table:table-cell office:value-type="string">
            <text:p>ABC LE 01 Address 04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19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04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05</text:p>
          </table:table-cell>
          <table:table-cell office:value-type="string">
            <text:p>ABC LE 01 Unit 05</text:p>
          </table:table-cell>
          <table:table-cell office:value-type="string">
            <text:p>ABC LE 01 Address 05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0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05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06</text:p>
          </table:table-cell>
          <table:table-cell office:value-type="string">
            <text:p>ABC LE 01 Unit 06</text:p>
          </table:table-cell>
          <table:table-cell office:value-type="string">
            <text:p>ABC LE 01 Address 06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1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06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07</text:p>
          </table:table-cell>
          <table:table-cell office:value-type="string">
            <text:p>ABC LE 01 Unit 07</text:p>
          </table:table-cell>
          <table:table-cell office:value-type="string">
            <text:p>ABC LE 01 Address 07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2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07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08</text:p>
          </table:table-cell>
          <table:table-cell office:value-type="string">
            <text:p>ABC LE 01 Unit 08</text:p>
          </table:table-cell>
          <table:table-cell office:value-type="string">
            <text:p>ABC LE 01 Address 08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3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08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09</text:p>
          </table:table-cell>
          <table:table-cell office:value-type="string">
            <text:p>ABC LE 01 Unit 09</text:p>
          </table:table-cell>
          <table:table-cell office:value-type="string">
            <text:p>ABC LE 01 Address 09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4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09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10</text:p>
          </table:table-cell>
          <table:table-cell office:value-type="string">
            <text:p>ABC LE 01 Unit 10</text:p>
          </table:table-cell>
          <table:table-cell office:value-type="string">
            <text:p>ABC LE 01 Address 10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5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10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11</text:p>
          </table:table-cell>
          <table:table-cell office:value-type="string">
            <text:p>ABC LE 01 Unit 11</text:p>
          </table:table-cell>
          <table:table-cell office:value-type="string">
            <text:p>ABC LE 01 Address 11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6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11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12</text:p>
          </table:table-cell>
          <table:table-cell office:value-type="string">
            <text:p>ABC LE 01 Unit 12</text:p>
          </table:table-cell>
          <table:table-cell office:value-type="string">
            <text:p>ABC LE 01 Address 12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7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12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13</text:p>
          </table:table-cell>
          <table:table-cell office:value-type="string">
            <text:p>ABC LE 01 Unit 13</text:p>
          </table:table-cell>
          <table:table-cell office:value-type="string">
            <text:p>ABC LE 01 Address 13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8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13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14</text:p>
          </table:table-cell>
          <table:table-cell office:value-type="string">
            <text:p>ABC LE 01 Unit 14</text:p>
          </table:table-cell>
          <table:table-cell office:value-type="string">
            <text:p>ABC LE 01 Address 14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9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14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15</text:p>
          </table:table-cell>
          <table:table-cell office:value-type="string">
            <text:p>ABC LE 01 Unit 15</text:p>
          </table:table-cell>
          <table:table-cell office:value-type="string">
            <text:p>ABC LE 01 Address 15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0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15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16</text:p>
          </table:table-cell>
          <table:table-cell office:value-type="string">
            <text:p>ABC LE 01 Unit 16</text:p>
          </table:table-cell>
          <table:table-cell office:value-type="string">
            <text:p>ABC LE 01 Address 16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1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16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17</text:p>
          </table:table-cell>
          <table:table-cell office:value-type="string">
            <text:p>ABC LE 01 Unit 17</text:p>
          </table:table-cell>
          <table:table-cell office:value-type="string">
            <text:p>ABC LE 01 Address 17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2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17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18</text:p>
          </table:table-cell>
          <table:table-cell office:value-type="string">
            <text:p>ABC LE 01 Unit 18</text:p>
          </table:table-cell>
          <table:table-cell office:value-type="string">
            <text:p>ABC LE 01 Address 18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3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18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19</text:p>
          </table:table-cell>
          <table:table-cell office:value-type="string">
            <text:p>ABC LE 01 Unit 19</text:p>
          </table:table-cell>
          <table:table-cell office:value-type="string">
            <text:p>ABC LE 01 Address 19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4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19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20</text:p>
          </table:table-cell>
          <table:table-cell office:value-type="string">
            <text:p>ABC LE 01 Unit 20</text:p>
          </table:table-cell>
          <table:table-cell office:value-type="string">
            <text:p>ABC LE 01 Address 20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5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20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21</text:p>
          </table:table-cell>
          <table:table-cell office:value-type="string">
            <text:p>ABC LE 01 Unit 21</text:p>
          </table:table-cell>
          <table:table-cell office:value-type="string">
            <text:p>ABC LE 01 Address 21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6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21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22</text:p>
          </table:table-cell>
          <table:table-cell office:value-type="string">
            <text:p>ABC LE 01 Unit 22</text:p>
          </table:table-cell>
          <table:table-cell office:value-type="string">
            <text:p>ABC LE 01 Address 22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7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22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23</text:p>
          </table:table-cell>
          <table:table-cell office:value-type="string">
            <text:p>ABC LE 01 Unit 23</text:p>
          </table:table-cell>
          <table:table-cell office:value-type="string">
            <text:p>ABC LE 01 Address 23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8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23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24</text:p>
          </table:table-cell>
          <table:table-cell office:value-type="string">
            <text:p>ABC LE 01 Unit 24</text:p>
          </table:table-cell>
          <table:table-cell office:value-type="string">
            <text:p>ABC LE 01 Address 24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9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24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25</text:p>
          </table:table-cell>
          <table:table-cell office:value-type="string">
            <text:p>ABC LE 01 Unit 25</text:p>
          </table:table-cell>
          <table:table-cell office:value-type="string">
            <text:p>ABC LE 01 Address 25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0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25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26</text:p>
          </table:table-cell>
          <table:table-cell office:value-type="string">
            <text:p>ABC LE 01 Unit 26</text:p>
          </table:table-cell>
          <table:table-cell office:value-type="string">
            <text:p>ABC LE 01 Address 26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1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26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27</text:p>
          </table:table-cell>
          <table:table-cell office:value-type="string">
            <text:p>ABC LE 01 Unit 27</text:p>
          </table:table-cell>
          <table:table-cell office:value-type="string">
            <text:p>ABC LE 01 Address 27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2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27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28</text:p>
          </table:table-cell>
          <table:table-cell office:value-type="string">
            <text:p>ABC LE 01 Unit 28</text:p>
          </table:table-cell>
          <table:table-cell office:value-type="string">
            <text:p>ABC LE 01 Address 28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3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28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29</text:p>
          </table:table-cell>
          <table:table-cell office:value-type="string">
            <text:p>ABC LE 01 Unit 29</text:p>
          </table:table-cell>
          <table:table-cell office:value-type="string">
            <text:p>ABC LE 01 Address 29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4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29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30</text:p>
          </table:table-cell>
          <table:table-cell office:value-type="string">
            <text:p>ABC LE 01 Unit 30</text:p>
          </table:table-cell>
          <table:table-cell office:value-type="string">
            <text:p>ABC LE 01 Address 30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5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30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31</text:p>
          </table:table-cell>
          <table:table-cell office:value-type="string">
            <text:p>ABC LE 01 Unit 31</text:p>
          </table:table-cell>
          <table:table-cell office:value-type="string">
            <text:p>ABC LE 01 Address 31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6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31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32</text:p>
          </table:table-cell>
          <table:table-cell office:value-type="string">
            <text:p>ABC LE 01 Unit 32</text:p>
          </table:table-cell>
          <table:table-cell office:value-type="string">
            <text:p>ABC LE 01 Address 32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7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32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33</text:p>
          </table:table-cell>
          <table:table-cell office:value-type="string">
            <text:p>ABC LE 01 Unit 33</text:p>
          </table:table-cell>
          <table:table-cell office:value-type="string">
            <text:p>ABC LE 01 Address 33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8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33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34</text:p>
          </table:table-cell>
          <table:table-cell office:value-type="string">
            <text:p>ABC LE 01 Unit 34</text:p>
          </table:table-cell>
          <table:table-cell office:value-type="string">
            <text:p>ABC LE 01 Address 34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9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34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35</text:p>
          </table:table-cell>
          <table:table-cell office:value-type="string">
            <text:p>ABC LE 01 Unit 35</text:p>
          </table:table-cell>
          <table:table-cell office:value-type="string">
            <text:p>ABC LE 01 Address 35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0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35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36</text:p>
          </table:table-cell>
          <table:table-cell office:value-type="string">
            <text:p>ABC LE 01 Unit 36</text:p>
          </table:table-cell>
          <table:table-cell office:value-type="string">
            <text:p>ABC LE 01 Address 36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1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36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37</text:p>
          </table:table-cell>
          <table:table-cell office:value-type="string">
            <text:p>ABC LE 01 Unit 37</text:p>
          </table:table-cell>
          <table:table-cell office:value-type="string">
            <text:p>ABC LE 01 Address 37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2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37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38</text:p>
          </table:table-cell>
          <table:table-cell office:value-type="string">
            <text:p>ABC LE 01 Unit 38</text:p>
          </table:table-cell>
          <table:table-cell office:value-type="string">
            <text:p>ABC LE 01 Address 38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3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38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39</text:p>
          </table:table-cell>
          <table:table-cell office:value-type="string">
            <text:p>ABC LE 01 Unit 39</text:p>
          </table:table-cell>
          <table:table-cell office:value-type="string">
            <text:p>ABC LE 01 Address 39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4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39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40</text:p>
          </table:table-cell>
          <table:table-cell office:value-type="string">
            <text:p>ABC LE 01 Unit 40</text:p>
          </table:table-cell>
          <table:table-cell office:value-type="string">
            <text:p>ABC LE 01 Address 40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5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40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41</text:p>
          </table:table-cell>
          <table:table-cell office:value-type="string">
            <text:p>ABC LE 01 Unit 41</text:p>
          </table:table-cell>
          <table:table-cell office:value-type="string">
            <text:p>ABC LE 01 Address 41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6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41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42</text:p>
          </table:table-cell>
          <table:table-cell office:value-type="string">
            <text:p>ABC LE 01 Unit 42</text:p>
          </table:table-cell>
          <table:table-cell office:value-type="string">
            <text:p>ABC LE 01 Address 42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7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42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43</text:p>
          </table:table-cell>
          <table:table-cell office:value-type="string">
            <text:p>ABC LE 01 Unit 43</text:p>
          </table:table-cell>
          <table:table-cell office:value-type="string">
            <text:p>ABC LE 01 Address 43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8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43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44</text:p>
          </table:table-cell>
          <table:table-cell office:value-type="string">
            <text:p>ABC LE 01 Unit 44</text:p>
          </table:table-cell>
          <table:table-cell office:value-type="string">
            <text:p>ABC LE 01 Address 44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9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44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45</text:p>
          </table:table-cell>
          <table:table-cell office:value-type="string">
            <text:p>ABC LE 01 Unit 45</text:p>
          </table:table-cell>
          <table:table-cell office:value-type="string">
            <text:p>ABC LE 01 Address 45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0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45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46</text:p>
          </table:table-cell>
          <table:table-cell office:value-type="string">
            <text:p>ABC LE 01 Unit 46</text:p>
          </table:table-cell>
          <table:table-cell office:value-type="string">
            <text:p>ABC LE 01 Address 46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1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46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47</text:p>
          </table:table-cell>
          <table:table-cell office:value-type="string">
            <text:p>ABC LE 01 Unit 47</text:p>
          </table:table-cell>
          <table:table-cell office:value-type="string">
            <text:p>ABC LE 01 Address 47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2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47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48</text:p>
          </table:table-cell>
          <table:table-cell office:value-type="string">
            <text:p>ABC LE 01 Unit 48</text:p>
          </table:table-cell>
          <table:table-cell office:value-type="string">
            <text:p>ABC LE 01 Address 48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3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48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49</text:p>
          </table:table-cell>
          <table:table-cell office:value-type="string">
            <text:p>ABC LE 01 Unit 49</text:p>
          </table:table-cell>
          <table:table-cell office:value-type="string">
            <text:p>ABC LE 01 Address 49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4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49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1</text:p>
          </table:table-cell>
          <table:table-cell office:value-type="string">
            <text:p>ABC Division 01</text:p>
          </table:table-cell>
          <table:table-cell office:value-type="string">
            <text:p>ABC 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ABC050</text:p>
          </table:table-cell>
          <table:table-cell office:value-type="string">
            <text:p>ABC LE 01 Unit 50</text:p>
          </table:table-cell>
          <table:table-cell office:value-type="string">
            <text:p>ABC LE 01 Address 50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5</text:p>
          </table:table-cell>
          <table:table-cell office:value-type="string">
            <text:p>Finance Law |;| Labour Law</text:p>
          </table:table-cell>
          <table:table-cell office:value-type="string">
            <text:p>Finance Law &gt;&gt; NGO |;| Finance Law &gt;&gt; Office |;| Labour Law &gt;&gt; Factory |;| Labour Law &gt;&gt; Office</text:p>
          </table:table-cell>
          <table:table-cell office:value-type="string">
            <text:p>ABC050 duplication in TempDB |;|Finance Law &gt;&gt; NGO  Unit count reached the limit|;| Finance Law &gt;&gt; Office  Unit count reached the limit|;| Labour Law &gt;&gt; Factory  Unit count reached the limit|;| 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01</text:p>
          </table:table-cell>
          <table:table-cell office:value-type="string">
            <text:p>ABC LE 02 Unit 01</text:p>
          </table:table-cell>
          <table:table-cell office:value-type="string">
            <text:p>ABC LE 02 Address 01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16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01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02</text:p>
          </table:table-cell>
          <table:table-cell office:value-type="string">
            <text:p>ABC LE 02 Unit 02</text:p>
          </table:table-cell>
          <table:table-cell office:value-type="string">
            <text:p>ABC LE 02 Address 02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17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02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03</text:p>
          </table:table-cell>
          <table:table-cell office:value-type="string">
            <text:p>ABC LE 02 Unit 03</text:p>
          </table:table-cell>
          <table:table-cell office:value-type="string">
            <text:p>ABC LE 02 Address 03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18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03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04</text:p>
          </table:table-cell>
          <table:table-cell office:value-type="string">
            <text:p>ABC LE 02 Unit 04</text:p>
          </table:table-cell>
          <table:table-cell office:value-type="string">
            <text:p>ABC LE 02 Address 04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19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04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05</text:p>
          </table:table-cell>
          <table:table-cell office:value-type="string">
            <text:p>ABC LE 02 Unit 05</text:p>
          </table:table-cell>
          <table:table-cell office:value-type="string">
            <text:p>ABC LE 02 Address 05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0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05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06</text:p>
          </table:table-cell>
          <table:table-cell office:value-type="string">
            <text:p>ABC LE 02 Unit 06</text:p>
          </table:table-cell>
          <table:table-cell office:value-type="string">
            <text:p>ABC LE 02 Address 06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1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06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07</text:p>
          </table:table-cell>
          <table:table-cell office:value-type="string">
            <text:p>ABC LE 02 Unit 07</text:p>
          </table:table-cell>
          <table:table-cell office:value-type="string">
            <text:p>ABC LE 02 Address 07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2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07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08</text:p>
          </table:table-cell>
          <table:table-cell office:value-type="string">
            <text:p>ABC LE 02 Unit 08</text:p>
          </table:table-cell>
          <table:table-cell office:value-type="string">
            <text:p>ABC LE 02 Address 08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3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08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09</text:p>
          </table:table-cell>
          <table:table-cell office:value-type="string">
            <text:p>ABC LE 02 Unit 09</text:p>
          </table:table-cell>
          <table:table-cell office:value-type="string">
            <text:p>ABC LE 02 Address 09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4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09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10</text:p>
          </table:table-cell>
          <table:table-cell office:value-type="string">
            <text:p>ABC LE 02 Unit 10</text:p>
          </table:table-cell>
          <table:table-cell office:value-type="string">
            <text:p>ABC LE 02 Address 10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5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10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11</text:p>
          </table:table-cell>
          <table:table-cell office:value-type="string">
            <text:p>ABC LE 02 Unit 11</text:p>
          </table:table-cell>
          <table:table-cell office:value-type="string">
            <text:p>ABC LE 02 Address 11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6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11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12</text:p>
          </table:table-cell>
          <table:table-cell office:value-type="string">
            <text:p>ABC LE 02 Unit 12</text:p>
          </table:table-cell>
          <table:table-cell office:value-type="string">
            <text:p>ABC LE 02 Address 12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7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12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13</text:p>
          </table:table-cell>
          <table:table-cell office:value-type="string">
            <text:p>ABC LE 02 Unit 13</text:p>
          </table:table-cell>
          <table:table-cell office:value-type="string">
            <text:p>ABC LE 02 Address 13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8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13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14</text:p>
          </table:table-cell>
          <table:table-cell office:value-type="string">
            <text:p>ABC LE 02 Unit 14</text:p>
          </table:table-cell>
          <table:table-cell office:value-type="string">
            <text:p>ABC LE 02 Address 14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29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14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15</text:p>
          </table:table-cell>
          <table:table-cell office:value-type="string">
            <text:p>ABC LE 02 Unit 15</text:p>
          </table:table-cell>
          <table:table-cell office:value-type="string">
            <text:p>ABC LE 02 Address 15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0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15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16</text:p>
          </table:table-cell>
          <table:table-cell office:value-type="string">
            <text:p>ABC LE 02 Unit 16</text:p>
          </table:table-cell>
          <table:table-cell office:value-type="string">
            <text:p>ABC LE 02 Address 16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1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16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17</text:p>
          </table:table-cell>
          <table:table-cell office:value-type="string">
            <text:p>ABC LE 02 Unit 17</text:p>
          </table:table-cell>
          <table:table-cell office:value-type="string">
            <text:p>ABC LE 02 Address 17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2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17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18</text:p>
          </table:table-cell>
          <table:table-cell office:value-type="string">
            <text:p>ABC LE 02 Unit 18</text:p>
          </table:table-cell>
          <table:table-cell office:value-type="string">
            <text:p>ABC LE 02 Address 18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3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18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19</text:p>
          </table:table-cell>
          <table:table-cell office:value-type="string">
            <text:p>ABC LE 02 Unit 19</text:p>
          </table:table-cell>
          <table:table-cell office:value-type="string">
            <text:p>ABC LE 02 Address 19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4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19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20</text:p>
          </table:table-cell>
          <table:table-cell office:value-type="string">
            <text:p>ABC LE 02 Unit 20</text:p>
          </table:table-cell>
          <table:table-cell office:value-type="string">
            <text:p>ABC LE 02 Address 20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5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20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21</text:p>
          </table:table-cell>
          <table:table-cell office:value-type="string">
            <text:p>ABC LE 02 Unit 21</text:p>
          </table:table-cell>
          <table:table-cell office:value-type="string">
            <text:p>ABC LE 02 Address 21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6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21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22</text:p>
          </table:table-cell>
          <table:table-cell office:value-type="string">
            <text:p>ABC LE 02 Unit 22</text:p>
          </table:table-cell>
          <table:table-cell office:value-type="string">
            <text:p>ABC LE 02 Address 22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7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22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23</text:p>
          </table:table-cell>
          <table:table-cell office:value-type="string">
            <text:p>ABC LE 02 Unit 23</text:p>
          </table:table-cell>
          <table:table-cell office:value-type="string">
            <text:p>ABC LE 02 Address 23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8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23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24</text:p>
          </table:table-cell>
          <table:table-cell office:value-type="string">
            <text:p>ABC LE 02 Unit 24</text:p>
          </table:table-cell>
          <table:table-cell office:value-type="string">
            <text:p>ABC LE 02 Address 24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39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24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25</text:p>
          </table:table-cell>
          <table:table-cell office:value-type="string">
            <text:p>ABC LE 02 Unit 25</text:p>
          </table:table-cell>
          <table:table-cell office:value-type="string">
            <text:p>ABC LE 02 Address 25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0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25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26</text:p>
          </table:table-cell>
          <table:table-cell office:value-type="string">
            <text:p>ABC LE 02 Unit 26</text:p>
          </table:table-cell>
          <table:table-cell office:value-type="string">
            <text:p>ABC LE 02 Address 26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1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26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27</text:p>
          </table:table-cell>
          <table:table-cell office:value-type="string">
            <text:p>ABC LE 02 Unit 27</text:p>
          </table:table-cell>
          <table:table-cell office:value-type="string">
            <text:p>ABC LE 02 Address 27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2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27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28</text:p>
          </table:table-cell>
          <table:table-cell office:value-type="string">
            <text:p>ABC LE 02 Unit 28</text:p>
          </table:table-cell>
          <table:table-cell office:value-type="string">
            <text:p>ABC LE 02 Address 28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3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28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29</text:p>
          </table:table-cell>
          <table:table-cell office:value-type="string">
            <text:p>ABC LE 02 Unit 29</text:p>
          </table:table-cell>
          <table:table-cell office:value-type="string">
            <text:p>ABC LE 02 Address 29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4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29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30</text:p>
          </table:table-cell>
          <table:table-cell office:value-type="string">
            <text:p>ABC LE 02 Unit 30</text:p>
          </table:table-cell>
          <table:table-cell office:value-type="string">
            <text:p>ABC LE 02 Address 30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5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30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31</text:p>
          </table:table-cell>
          <table:table-cell office:value-type="string">
            <text:p>ABC LE 02 Unit 31</text:p>
          </table:table-cell>
          <table:table-cell office:value-type="string">
            <text:p>ABC LE 02 Address 31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6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31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32</text:p>
          </table:table-cell>
          <table:table-cell office:value-type="string">
            <text:p>ABC LE 02 Unit 32</text:p>
          </table:table-cell>
          <table:table-cell office:value-type="string">
            <text:p>ABC LE 02 Address 32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7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32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33</text:p>
          </table:table-cell>
          <table:table-cell office:value-type="string">
            <text:p>ABC LE 02 Unit 33</text:p>
          </table:table-cell>
          <table:table-cell office:value-type="string">
            <text:p>ABC LE 02 Address 33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8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33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34</text:p>
          </table:table-cell>
          <table:table-cell office:value-type="string">
            <text:p>ABC LE 02 Unit 34</text:p>
          </table:table-cell>
          <table:table-cell office:value-type="string">
            <text:p>ABC LE 02 Address 34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49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34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35</text:p>
          </table:table-cell>
          <table:table-cell office:value-type="string">
            <text:p>ABC LE 02 Unit 35</text:p>
          </table:table-cell>
          <table:table-cell office:value-type="string">
            <text:p>ABC LE 02 Address 35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0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35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36</text:p>
          </table:table-cell>
          <table:table-cell office:value-type="string">
            <text:p>ABC LE 02 Unit 36</text:p>
          </table:table-cell>
          <table:table-cell office:value-type="string">
            <text:p>ABC LE 02 Address 36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1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36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37</text:p>
          </table:table-cell>
          <table:table-cell office:value-type="string">
            <text:p>ABC LE 02 Unit 37</text:p>
          </table:table-cell>
          <table:table-cell office:value-type="string">
            <text:p>ABC LE 02 Address 37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2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37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38</text:p>
          </table:table-cell>
          <table:table-cell office:value-type="string">
            <text:p>ABC LE 02 Unit 38</text:p>
          </table:table-cell>
          <table:table-cell office:value-type="string">
            <text:p>ABC LE 02 Address 38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3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38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39</text:p>
          </table:table-cell>
          <table:table-cell office:value-type="string">
            <text:p>ABC LE 02 Unit 39</text:p>
          </table:table-cell>
          <table:table-cell office:value-type="string">
            <text:p>ABC LE 02 Address 39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4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39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40</text:p>
          </table:table-cell>
          <table:table-cell office:value-type="string">
            <text:p>ABC LE 02 Unit 40</text:p>
          </table:table-cell>
          <table:table-cell office:value-type="string">
            <text:p>ABC LE 02 Address 40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5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40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41</text:p>
          </table:table-cell>
          <table:table-cell office:value-type="string">
            <text:p>ABC LE 02 Unit 41</text:p>
          </table:table-cell>
          <table:table-cell office:value-type="string">
            <text:p>ABC LE 02 Address 41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6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41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42</text:p>
          </table:table-cell>
          <table:table-cell office:value-type="string">
            <text:p>ABC LE 02 Unit 42</text:p>
          </table:table-cell>
          <table:table-cell office:value-type="string">
            <text:p>ABC LE 02 Address 42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7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42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43</text:p>
          </table:table-cell>
          <table:table-cell office:value-type="string">
            <text:p>ABC LE 02 Unit 43</text:p>
          </table:table-cell>
          <table:table-cell office:value-type="string">
            <text:p>ABC LE 02 Address 43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8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43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44</text:p>
          </table:table-cell>
          <table:table-cell office:value-type="string">
            <text:p>ABC LE 02 Unit 44</text:p>
          </table:table-cell>
          <table:table-cell office:value-type="string">
            <text:p>ABC LE 02 Address 44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59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44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45</text:p>
          </table:table-cell>
          <table:table-cell office:value-type="string">
            <text:p>ABC LE 02 Unit 45</text:p>
          </table:table-cell>
          <table:table-cell office:value-type="string">
            <text:p>ABC LE 02 Address 45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0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45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46</text:p>
          </table:table-cell>
          <table:table-cell office:value-type="string">
            <text:p>ABC LE 02 Unit 46</text:p>
          </table:table-cell>
          <table:table-cell office:value-type="string">
            <text:p>ABC LE 02 Address 46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1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46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47</text:p>
          </table:table-cell>
          <table:table-cell office:value-type="string">
            <text:p>ABC LE 02 Unit 47</text:p>
          </table:table-cell>
          <table:table-cell office:value-type="string">
            <text:p>ABC LE 02 Address 47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2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47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48</text:p>
          </table:table-cell>
          <table:table-cell office:value-type="string">
            <text:p>ABC LE 02 Unit 48</text:p>
          </table:table-cell>
          <table:table-cell office:value-type="string">
            <text:p>ABC LE 02 Address 48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3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48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49</text:p>
          </table:table-cell>
          <table:table-cell office:value-type="string">
            <text:p>ABC LE 02 Unit 49</text:p>
          </table:table-cell>
          <table:table-cell office:value-type="string">
            <text:p>ABC LE 02 Address 49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4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49 duplication in TempDB |;|Labour Law &gt;&gt; Office Unit count reached the limit</text:p>
          </table:table-cell>
        </table:table-row>
        <table:table-row>
          <table:table-cell office:value-type="string">
            <text:p>ABC Legal Entity 02</text:p>
          </table:table-cell>
          <table:table-cell office:value-type="string">
            <text:p>ABC Division 01</text:p>
          </table:table-cell>
          <table:table-cell office:value-type="string">
            <text:p>ABC Category 02</text:p>
          </table:table-cell>
          <table:table-cell office:value-type="string">
            <text:p>City</text:p>
          </table:table-cell>
          <table:table-cell office:value-type="string">
            <text:p>Malaysia &gt;&gt; Kerala &gt;&gt; Manapuram</text:p>
          </table:table-cell>
          <table:table-cell office:value-type="string">
            <text:p>ABC050</text:p>
          </table:table-cell>
          <table:table-cell office:value-type="string">
            <text:p>ABC LE 02 Unit 50</text:p>
          </table:table-cell>
          <table:table-cell office:value-type="string">
            <text:p>ABC LE 02 Address 50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65</text:p>
          </table:table-cell>
          <table:table-cell office:value-type="string">
            <text:p>Labour Law</text:p>
          </table:table-cell>
          <table:table-cell office:value-type="string">
            <text:p>Labour Law &gt;&gt; Office</text:p>
          </table:table-cell>
          <table:table-cell office:value-type="string">
            <text:p>ABC050 duplication in TempDB |;|Labour Law &gt;&gt; Office Unit count reached the limit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6</meta:generator>
  </office:meta>
</office:document-meta>
</file>